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aecf00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c0c0c0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950e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5c8526" fo:font-size="18pt" style:font-size-asian="18pt" style:font-size-complex="18pt"/>
    </style:style>
    <style:style style:name="P3" style:family="paragraph">
      <style:paragraph-properties fo:text-align="center"/>
      <style:text-properties fo:color="#666666" fo:font-size="16pt" style:font-size-asian="18pt" style:font-size-complex="18pt"/>
    </style:style>
    <style:style style:name="P4" style:family="paragraph">
      <style:paragraph-properties fo:text-align="center"/>
      <style:text-properties fo:color="#00ae00" fo:font-size="18pt" style:font-size-asian="18pt" style:font-size-complex="18pt"/>
    </style:style>
    <style:style style:name="P5" style:family="paragraph">
      <style:paragraph-properties fo:text-align="center"/>
      <style:text-properties fo:color="#ff950e"/>
    </style:style>
    <style:style style:name="P6" style:family="paragraph">
      <style:paragraph-properties fo:text-align="center"/>
      <style:text-properties fo:color="#666666" fo:font-size="16pt" style:font-size-asian="16pt" style:font-size-complex="16pt"/>
    </style:style>
    <style:style style:name="T1" style:family="text">
      <style:text-properties fo:color="#5c8526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" style:family="text">
      <style:text-properties fo:color="#5c8526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fo:color="#666666" fo:font-size="16pt" style:font-size-asian="18pt" style:font-size-complex="18pt"/>
    </style:style>
    <style:style style:name="T4" style:family="text">
      <style:text-properties fo:color="#666666" fo:font-size="12pt" style:font-size-asian="12pt" style:font-size-complex="12pt"/>
    </style:style>
    <style:style style:name="T5" style:family="text">
      <style:text-properties fo:color="#ff950e"/>
    </style:style>
    <style:style style:name="T6" style:family="text">
      <style:text-properties fo:color="#666666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7.2cm" svg:height="1.9cm" svg:x="1.9cm" svg:y="2.5cm">
          <text:p text:style-name="P1"><text:span text:style-name="T1">Web Services</text:span></text:p>
          <text:p text:style-name="P1"><text:span text:style-name="T2">(WFS, WMS, WMTS, CSW, WP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8.4cm" svg:height="1.9cm" svg:x="10.6cm" svg:y="5.1cm">
          <text:p text:style-name="P1"><text:span text:style-name="T3">Map Layers</text:span></text:p>
          <text:p text:style-name="P1"><text:span text:style-name="T4">(Layers, Themes, Style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8.8cm" svg:height="9cm" svg:x="1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6.1cm" svg:height="1cm" svg:x="2.6cm" svg:y="0.9cm">
          <text:p text:style-name="P1"><text:span text:style-name="T5">deegree workspa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4cm" svg:height="1.9cm" svg:x="1.9cm" svg:y="5.1cm">
          <text:p text:style-name="P1"><text:span text:style-name="T3">Data Stores</text:span></text:p>
          <text:p text:style-name="P1"><text:span text:style-name="T4">(Coverage, Feature, Metadata, Til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8.4cm" svg:height="1.9cm" svg:x="10.6cm" svg:y="7.5cm">
          <text:p text:style-name="P1"><text:span text:style-name="T3">Proces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8.4cm" svg:height="1.9cm" svg:x="1.9cm" svg:y="7.5cm">
          <text:p text:style-name="P1"><text:span text:style-name="T6">Server Connections</text:span></text:p>
          <text:p text:style-name="P1"><text:span text:style-name="T4">(JDBC, RemoteOW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Schneider</meta:initial-creator>
    <meta:creation-date>2011-11-14T16:24:45</meta:creation-date>
    <dc:date>2012-11-27T22:48:09</dc:date>
    <dc:creator>Markus Schneider</dc:creator>
    <meta:editing-duration>PT5H49M22S</meta:editing-duration>
    <meta:editing-cycles>7</meta:editing-cycles>
    <meta:generator>LibreOffice/3.5$Linux_X86_64 LibreOffice_project/350m1$Build-2</meta:generator>
    <meta:document-statistic meta:object-count="7"/>
  </office:meta>
</office:document-meta>
</file>